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9.4cm"/>
    </style:style>
    <style:style style:name="gr6" style:family="graphic" style:parent-style-name="standard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0.952cm" fo:min-width="2.522cm" fo:padding-top="0.134cm" fo:padding-bottom="0.134cm" fo:padding-left="0.259cm" fo:padding-right="0.259cm"/>
    </style:style>
    <style:style style:name="gr7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438cm" draw:shadow="hidden"/>
    </style:style>
    <style:style style:name="gr8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9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loext:graphic-properties draw:opacity="0%"/>
      <style:paragraph-properties fo:text-align="center"/>
      <style:text-properties fo:font-size="7pt"/>
    </style:style>
    <style:style style:name="P5" style:family="paragraph">
      <loext:graphic-properties draw:fill="none"/>
      <style:paragraph-properties fo:text-align="center"/>
      <style:text-properties fo:font-size="7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/>
      <style:text-properties style:font-name="Verdana" fo:font-size="7pt" fo:font-weight="normal" style:font-weight-asian="normal" style:font-weight-complex="normal"/>
    </style:style>
    <style:style style:name="P8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T1" style:family="text">
      <style:text-properties style:font-name="Verdana" fo:font-size="7pt"/>
    </style:style>
    <style:style style:name="T2" style:family="text">
      <style:text-properties style:font-name="Verdana"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102cm" svg:height="1.282cm" svg:x="14.7cm" svg:y="9.583cm">
          <text:p text:style-name="P1"><text:span text:style-name="T1">BuildingElement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381cm" svg:height="1.283cm" svg:x="15.061cm" svg:y="6.9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102cm" svg:height="1.282cm" svg:x="14.7cm" svg:y="5.0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252cm" svg:y1="6.953cm" svg:x2="16.251cm" svg:y2="6.304cm" draw:start-shape="id1" draw:start-glue-point="4" draw:end-shape="id2" draw:end-glue-point="2" svg:d="M16252 6953l-1-649" svg:viewBox="0 0 2 650">
          <text:p/>
        </draw:connector>
        <draw:custom-shape draw:style-name="gr2" draw:text-style-name="P3" xml:id="id3" draw:id="id3" draw:layer="layout" svg:width="2.381cm" svg:height="1.283cm" svg:x="11.861cm" svg:y="6.9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102cm" svg:height="1.282cm" svg:x="11.5cm" svg:y="5.022cm">
          <text:p text:style-name="P1"><text:span text:style-name="T1">Roadside D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052cm" svg:y1="6.953cm" svg:x2="13.051cm" svg:y2="6.304cm" draw:start-shape="id3" draw:start-glue-point="4" draw:end-shape="id4" draw:end-glue-point="2" svg:d="M13052 6953l-1-649" svg:viewBox="0 0 2 650">
          <text:p/>
        </draw:connector>
        <draw:custom-shape draw:style-name="gr2" draw:text-style-name="P3" xml:id="id5" draw:id="id5" draw:layer="layout" svg:width="2.381cm" svg:height="1.283cm" svg:x="18.261cm" svg:y="6.9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102cm" svg:height="1.282cm" svg:x="17.9cm" svg:y="5.0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452cm" svg:y1="6.953cm" svg:x2="19.451cm" svg:y2="6.304cm" draw:start-shape="id5" draw:start-glue-point="4" draw:end-shape="id6" draw:end-glue-point="2" svg:d="M19452 6953l-1-649" svg:viewBox="0 0 2 650">
          <text:p/>
        </draw:connector>
        <draw:custom-shape draw:style-name="gr5" draw:text-style-name="P4" xml:id="id7" draw:id="id7" draw:layer="layout" svg:width="9.9cm" svg:height="3.6cm" svg:x="11.3cm" svg:y="4.8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25cm" svg:y1="8.4cm" svg:x2="16.251cm" svg:y2="9.583cm" draw:start-shape="id7" draw:start-glue-point="2" draw:end-shape="id8" draw:end-glue-point="0" svg:d="M16250 8400l1 1183" svg:viewBox="0 0 2 1184">
          <text:p/>
        </draw:connector>
        <draw:custom-shape draw:style-name="gr6" draw:text-style-name="P7" xml:id="id10" draw:id="id10" draw:layer="layout" svg:width="3.102cm" svg:height="1.282cm" svg:x="16.5cm" svg:y="15.2cm">
          <text:p text:style-name="P6"><text:span text:style-name="T2">Mid-top downward </text:span></text:p>
          <text:p text:style-name="P1"><text:span text:style-name="T2">599mm vertical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9" draw:id="id9" draw:layer="layout" svg:width="1.875cm" svg:height="1.875cm" svg:x="17.125cm" svg:y="12.425cm">
          <text:p text:style-name="P1"><text:span text:style-name="T1">Create</text:span></text:p>
          <text:p text:style-name="P1"><text:span text:style-name="T1">Vertical</text:span></text:p>
          <text:p text:style-name="P1"><text:span text:style-name="T1">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9" draw:layer="layout" draw:type="line" svg:x1="18.063cm" svg:y1="14.3cm" svg:x2="18.051cm" svg:y2="15.2cm" draw:start-shape="id9" draw:start-glue-point="6" draw:end-shape="id10" draw:end-glue-point="0" svg:d="M18063 14300l-12 900" svg:viewBox="0 0 13 901">
          <text:p/>
        </draw:connector>
        <draw:custom-shape draw:style-name="gr7" draw:text-style-name="P8" xml:id="id13" draw:id="id13" draw:layer="layout" svg:width="1.875cm" svg:height="1.875cm" svg:x="15.325cm" svg:y="17cm">
          <text:p text:style-name="P1"><text:span text:style-name="T1">Create</text:span></text:p>
          <text:p text:style-name="P1"><text:span text:style-name="T1">N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12" draw:id="id12" draw:layer="layout" svg:width="3.102cm" svg:height="1.282cm" svg:x="12.8cm" svg:y="15.204cm">
          <text:p text:style-name="P6"><text:span text:style-name="T2">Mid-top </text:span></text:p>
          <text:p text:style-name="P6"><text:span text:style-name="T2">599mm horizontal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1" draw:id="id11" draw:layer="layout" svg:width="1.875cm" svg:height="1.875cm" svg:x="13.425cm" svg:y="12.429cm">
          <text:p text:style-name="P6"><text:span text:style-name="T1">Create</text:span></text:p>
          <text:p text:style-name="P6"><text:span text:style-name="T1">Horizontal</text:span></text:p>
          <text:p text:style-name="P1"><text:span text:style-name="T1">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9" draw:layer="layout" draw:type="line" svg:x1="14.363cm" svg:y1="14.304cm" svg:x2="14.351cm" svg:y2="15.204cm" draw:start-shape="id11" draw:start-glue-point="6" draw:end-shape="id12" draw:end-glue-point="0" svg:d="M14363 14304l-12 900" svg:viewBox="0 0 13 901">
          <text:p/>
        </draw:connector>
        <draw:connector draw:style-name="gr4" draw:text-style-name="P9" draw:layer="layout" svg:x1="16.251cm" svg:y1="10.865cm" svg:x2="18.063cm" svg:y2="12.425cm" draw:start-shape="id8" draw:start-glue-point="2" draw:end-shape="id9" draw:end-glue-point="4" svg:d="M16251 10865v800h1812v760" svg:viewBox="0 0 1813 1561">
          <text:p/>
        </draw:connector>
        <draw:connector draw:style-name="gr4" draw:text-style-name="P9" draw:layer="layout" svg:x1="16.251cm" svg:y1="10.865cm" svg:x2="14.363cm" svg:y2="12.429cm" draw:start-shape="id8" draw:start-glue-point="2" draw:end-shape="id11" draw:end-glue-point="4" svg:d="M16251 10865v802h-1888v762" svg:viewBox="0 0 1889 1565">
          <text:p/>
        </draw:connector>
        <draw:connector draw:style-name="gr4" draw:text-style-name="P9" draw:layer="layout" svg:x1="14.351cm" svg:y1="16.486cm" svg:x2="15.325cm" svg:y2="17.938cm" draw:start-shape="id12" draw:start-glue-point="2" draw:end-shape="id13" draw:end-glue-point="5" svg:d="M14351 16486v1452h974" svg:viewBox="0 0 975 1453">
          <text:p/>
        </draw:connector>
        <draw:connector draw:style-name="gr4" draw:text-style-name="P9" draw:layer="layout" svg:x1="18.051cm" svg:y1="16.482cm" svg:x2="17.2cm" svg:y2="17.938cm" draw:start-shape="id10" draw:start-glue-point="2" draw:end-shape="id13" draw:end-glue-point="7" svg:d="M18051 16482v1456h-851" svg:viewBox="0 0 852 1457">
          <text:p/>
        </draw:connector>
        <draw:custom-shape draw:style-name="gr9" draw:text-style-name="P10" xml:id="id14" draw:id="id14" draw:layer="layout" svg:width="3.102cm" svg:height="1.282cm" svg:x="14.7cm" svg:y="19.7cm">
          <text:p text:style-name="P6"><text:span text:style-name="T2">FX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svg:x1="16.263cm" svg:y1="18.875cm" svg:x2="16.251cm" svg:y2="19.7cm" draw:start-shape="id13" draw:start-glue-point="6" draw:end-shape="id14" draw:end-glue-point="0" svg:d="M16263 18875v409h-12v416" svg:viewBox="0 0 13 826">
          <text:p/>
        </draw:connector>
        <draw:custom-shape draw:style-name="gr7" draw:text-style-name="P8" xml:id="id15" draw:id="id15" draw:layer="layout" svg:width="1.875cm" svg:height="1.875cm" svg:x="19.925cm" svg:y="13.525cm">
          <text:p text:style-name="P1"><text:span text:style-name="T1">Not</text:span></text:p>
          <text:p text:style-name="P1"><text:span text:style-name="T1">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9" draw:layer="layout" svg:x1="17.802cm" svg:y1="10.224cm" svg:x2="20.863cm" svg:y2="13.525cm" draw:start-shape="id8" draw:start-glue-point="1" draw:end-shape="id15" draw:end-glue-point="4" svg:d="M17802 10224h3061v3301" svg:viewBox="0 0 3062 3302">
          <text:p/>
        </draw:connector>
        <draw:connector draw:style-name="gr10" draw:text-style-name="P9" draw:layer="layout" svg:x1="20.863cm" svg:y1="15.4cm" svg:x2="17.802cm" svg:y2="20.341cm" draw:start-shape="id15" draw:start-glue-point="6" draw:end-shape="id14" draw:end-glue-point="1" svg:d="M20863 15400v4941h-3061" svg:viewBox="0 0 3062 49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10T19:51:21.340000000</dc:date>
    <meta:editing-duration>PT41M46S</meta:editing-duration>
    <meta:editing-cycles>8</meta:editing-cycles>
    <meta:generator>LibreOffice/6.0.3.2$Windows_X86_64 LibreOffice_project/8f48d515416608e3a835360314dac7e47fd0b821</meta:generator>
    <meta:document-statistic meta:object-count="28"/>
  </office:meta>
</office:document-meta>
</file>